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30928" officeooo:paragraph-rsid="00130928"/>
    </style:style>
    <style:style style:name="P8" style:family="paragraph" style:parent-style-name="Table_20_Contents">
      <style:text-properties officeooo:rsid="00140f9c" officeooo:paragraph-rsid="00140f9c"/>
    </style:style>
    <style:style style:name="P9" style:family="paragraph" style:parent-style-name="Table_20_Contents">
      <style:text-properties officeooo:rsid="0015a835" officeooo:paragraph-rsid="0015a835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paragraph-rsid="0017483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4836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ose Miguel Hernández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Está incluido en el .zip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Está incluido en el .zip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<text:span text:style-name="T3">El programa anterior crea una máscara, en la que solo añade la señal SIGTERM. Aplica la máscara y con ello bloquea la señal SIGTERM. Realiza un sleep de 10s, y si durante este tiempo le mandamos dicha señal no reaccionará porque está bloqueada. (la variable signal_recibida se activará) Una vez termina de “dormir”, desbloquea la señal SIGTERM reanudando la máscara antigua y comprueba si la hemos introducido comprobando si la variable signal_recibida está activada , si es así nos muestra que la señal ya ha sido recibida , si no terminará la ejecución del programa.</text:span>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11-10-05T09:46:35</meta:creation-date>
    <dc:date>2016-12-10T11:47:52.610606494</dc:date>
    <meta:print-date>2012-01-06T19:20:30.34</meta:print-date>
    <meta:editing-cycles>189</meta:editing-cycles>
    <meta:editing-duration>PT22H55M1S</meta:editing-duration>
    <meta:document-statistic meta:table-count="9" meta:image-count="1" meta:object-count="0" meta:page-count="2" meta:paragraph-count="19" meta:word-count="255" meta:character-count="1510" meta:non-whitespace-character-count="1263"/>
    <meta:user-defined meta:name="Información 1"/>
    <meta:user-defined meta:name="Información 2"/>
    <meta:user-defined meta:name="Información 3"/>
    <meta:user-defined meta:name="Información 4"/>
  </office:meta>
</office:document-meta>
</file>